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graphic-properties draw:stroke="solid" svg:stroke-color="#10b161" draw:fill="none" draw:fill-color="#ffffff" draw:textarea-horizontal-align="center" draw:textarea-vertical-align="middle" draw:auto-grow-height="true" draw:auto-grow-width="false" fo:min-height="1.8cm" fo:min-width="0cm"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3" style:family="graphic" style:parent-style-name="standard">
      <style:graphic-properties draw:stroke="none" draw:fill="none" fo:min-height="8.282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loext:graphic-properties draw:fill="none" draw:fill-color="#ffffff"/>
      <style:paragraph-properties fo:text-align="center"/>
    </style:style>
    <style:style style:name="P21"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loext:graphic-properties draw:fill="none" draw:fill-color="#ffffff"/>
      <style:text-properties style:font-size-asian="18pt"/>
    </style:style>
    <style:style style:name="P27"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72pt" fo:letter-spacing="normal" fo:font-style="normal" fo:text-shadow="none" style:text-underline-style="none" fo:font-weight="bold" style:letter-kerning="true" fo:background-color="transparent" style:font-name-asian="宋体" style:font-size-asian="72pt" style:language-asian="zh" style:country-asian="CN" style:font-style-asian="normal" style:font-weight-asian="bold" style:font-name-complex="Arial1" style:font-size-complex="72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80pt" fo:letter-spacing="normal" fo:font-style="normal" fo:text-shadow="none" style:text-underline-style="none" fo:font-weight="bold" style:letter-kerning="true" fo:background-color="transparent" style:font-name-asian="宋体" style:font-size-asian="80pt" style:language-asian="zh" style:country-asian="CN" style:font-style-asian="normal" style:font-weight-asian="bold" style:font-name-complex="Arial1" style:font-size-complex="80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fo:text-shadow="none" style:text-underline-style="none" fo:font-weight="bold" style:letter-kerning="true" fo:background-color="transparent" style:font-name-asian="宋体" style:font-size-asian="54pt" style:language-asian="zh" style:country-asian="CN" style:font-style-asian="normal" style:font-weight-asian="bold" style:font-name-complex="Arial1" style:font-size-complex="5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36pt" style:font-size-asian="36pt" style:font-size-complex="36pt"/>
    </style:style>
    <style:style style:name="T20"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1" style:family="text">
      <style:text-properties style:font-size-asian="18pt"/>
    </style:style>
    <style:style style:name="T22"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SSE</text:span><text:span text:style-name="T4">后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建立一个</text:span><text:span text:style-name="T10">.NET WebAPI</text:span><text:span text:style-name="T10">控制器接受第一次连接</text:span></text:p>
          </draw:text-box>
        </draw:frame>
        <draw:frame draw:style-name="gr11" draw:text-style-name="P15" draw:layer="layout" svg:width="25.138cm" svg:height="1.622cm" svg:x="5.72cm" svg:y="8.897cm">
          <draw:text-box>
            <text:p text:style-name="P16"><text:span text:style-name="T11">👉 为了提高性能，使用单例的</text:span><text:span text:style-name="T11">Channel</text:span><text:span text:style-name="T11">来处理流式输出</text:span></text:p>
          </draw:text-box>
        </draw:frame>
        <draw:frame draw:style-name="gr12" draw:text-style-name="P15" draw:layer="layout" svg:width="25.763cm" svg:height="3.185cm" svg:x="5.774cm" svg:y="11.203cm">
          <draw:text-box>
            <text:p text:style-name="P16"><text:span text:style-name="T11">👉 使用一个多线程安全的字典区分每个用户</text:span><text:span text:style-name="T11">,</text:span><text:span text:style-name="T11">有数据时发送到特定的</text:span><text:span text:style-name="T11">Channel</text:span><text:span text:style-name="T11">中返回给客户端 </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14" draw:text-style-name="P19" draw:layer="layout" svg:width="24.557cm" svg:height="3.598cm" svg:x="5.259cm" svg:y="7.441cm">
          <text:p text:style-name="P18"><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8.053cm" svg:height="2.05cm" svg:x="3.305cm" svg:y="14.436cm">
          <draw:text-box>
            <text:p text:style-name="P12">SSE心跳检测</text:p>
          </draw:text-box>
        </draw:frame>
        <draw:frame draw:style-name="gr16" draw:text-style-name="P20" draw:layer="layout" svg:width="8.053cm" svg:height="2.05cm" svg:x="13.519cm" svg:y="11.982cm">
          <draw:text-box>
            <text:p text:style-name="P12">SSE服务器鉴权</text:p>
          </draw:text-box>
        </draw:frame>
        <draw:frame draw:style-name="gr16" draw:text-style-name="P20" draw:layer="layout" svg:width="8.053cm" svg:height="2.05cm" svg:x="23.522cm" svg:y="11.957cm">
          <draw:text-box>
            <text:p text:style-name="P12">SSE用户识别</text:p>
          </draw:text-box>
        </draw:frame>
        <draw:frame draw:style-name="gr16" draw:text-style-name="P20" draw:layer="layout" svg:width="8.053cm" svg:height="2.05cm" svg:x="3.315cm" svg:y="11.958cm">
          <draw:text-box>
            <text:p text:style-name="P12">SSE约定标头</text:p>
          </draw:text-box>
        </draw:frame>
        <draw:frame draw:style-name="gr16" draw:text-style-name="P20" draw:layer="layout" svg:width="18.017cm" svg:height="2.05cm" svg:x="13.55cm" svg:y="14.462cm">
          <draw:text-box>
            <text:p text:style-name="P12">浏览器刷新或者关闭时关闭服务端</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7"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8" draw:text-style-name="P19" draw:layer="layout" svg:width="26.785cm" svg:height="3.598cm" svg:x="4.433cm" svg:y="6.649cm">
          <text:p text:style-name="P21"><text:span text:style-name="T14">🚀 数据格式踩“坑”：👉演示问题</text:span></text:p>
          <text:p text:style-name="P21"><text:span text:style-name="T14">🚀 方案一：用</text:span><text:span text:style-name="T14">Json</text:span><text:span text:style-name="T14">格式来返回</text:span></text:p>
          <text:p text:style-name="P21"><text:span text:style-name="T14">🚀 方案二：带“</text:span><text:span text:style-name="T14">\n”</text:span><text:span text:style-name="T14">的消息体，以多个连续</text:span><text:span text:style-name="T14">data</text:span><text:span text:style-name="T14">代码段来返回</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2"><text:span text:style-name="T15">🚀</text:span><text:span text:style-name="T16"> </text:span><text:span text:style-name="T17">EventSource</text:span><text:span text:style-name="T17">的最佳实践</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0" draw:text-style-name="P10" draw:layer="layout" svg:width="0.962cm" svg:height="2.3cm" svg:x="9.6cm" svg:y="6.198cm">
          <draw:text-box>
            <text:p><text:span text:style-name="T18"><text:s/></text:span></text:p>
          </draw:text-box>
        </draw:frame>
        <draw:frame draw:style-name="gr21" draw:text-style-name="P10" draw:layer="layout" svg:width="26.994cm" svg:height="8.631cm" svg:x="4.104cm" svg:y="6.031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中来实现鉴权</text:span></text:p>
            <text:p text:style-name="P23"><text:span text:style-name="T19">👉使用“心跳”来检测服务端是否可用 </text:span></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4"><text:span text:style-name="T20">Thank You</text:span></text:p>
          </draw:text-box>
        </draw:frame>
        <draw:frame draw:name="Picture Placeholder 4" draw:style-name="gr2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SSE</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1"><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7" draw:layer="layout" svg:width="28.36cm" svg:height="8.532cm" svg:x="2.945cm" svg:y="7.413cm">
          <draw:text-box>
            <text:p><text:span text:style-name="T22">Response.Headers.Append("Content-Type", "text/event-stream");</text:span></text:p>
            <text:p><text:span text:style-name="T22">Response.Headers.Append("Cache-Control", "no-cache");</text:span></text:p>
            <text:p><text:span text:style-name="T22">Response.Headers.Append("Connection", "keep-alive");</text:span></text:p>
            <text:p><text:span text:style-name="T22">Response.Headers.Append("X-Accel-Buffering", "no"); // Nginx</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Channel</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1"><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7" draw:layer="layout" svg:width="28.36cm" svg:height="8.532cm" svg:x="2.945cm" svg:y="7.413cm">
          <draw:text-box>
            <text:p><text:span text:style-name="T22">Response.Headers.Append("Content-Type", "text/event-stream");</text:span></text:p>
            <text:p><text:span text:style-name="T22">Response.Headers.Append("Cache-Control", "no-cache");</text:span></text:p>
            <text:p><text:span text:style-name="T22">Response.Headers.Append("Connection", "keep-alive");</text:span></text:p>
            <text:p><text:span text:style-name="T22">Response.Headers.Append("X-Accel-Buffering", "no"); // Nginx</text:span></text:p>
          </draw:text-box>
        </draw:fram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5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08cm 2.92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6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3cm 2.927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4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6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6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2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8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9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7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7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6cm" svg:y="5.73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3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4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6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3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5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1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5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5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6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2T15:26:57.739308200</dc:date>
    <meta:editing-cycles>427</meta:editing-cycles>
    <dc:title>.NET软件开发工程师AI进化课</dc:title>
    <meta:editing-duration>P3DT16H16M41S</meta:editing-duration>
    <meta:generator>LibreOffice/25.2.4.3$Windows_X86_64 LibreOffice_project/33e196637044ead23f5c3226cde09b47731f7e27</meta:generator>
    <meta:document-statistic meta:object-count="1196"/>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